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65in"/>
    </style:style>
    <style:style style:name="co2" style:family="table-column">
      <style:table-column-properties fo:break-before="auto" style:column-width="1.4035in"/>
    </style:style>
    <style:style style:name="co3" style:family="table-column">
      <style:table-column-properties fo:break-before="auto" style:column-width="1.0661in"/>
    </style:style>
    <style:style style:name="co4" style:family="table-column">
      <style:table-column-properties fo:break-before="auto" style:column-width="1.9693in"/>
    </style:style>
    <style:style style:name="co5" style:family="table-column">
      <style:table-column-properties fo:break-before="auto" style:column-width="2.0571in"/>
    </style:style>
    <style:style style:name="co6" style:family="table-column">
      <style:table-column-properties fo:break-before="auto" style:column-width="0.5244in"/>
    </style:style>
    <style:style style:name="co7" style:family="table-column">
      <style:table-column-properties fo:break-before="auto" style:column-width="0.5661in"/>
    </style:style>
    <style:style style:name="co8" style:family="table-column">
      <style:table-column-properties fo:break-before="auto" style:column-width="0.6528in"/>
    </style:style>
    <style:style style:name="co9" style:family="table-column">
      <style:table-column-properties fo:break-before="auto" style:column-width="0.4673in"/>
    </style:style>
    <style:style style:name="co10" style:family="table-column">
      <style:table-column-properties fo:break-before="auto" style:column-width="5.322in"/>
    </style:style>
    <style:style style:name="co11" style:family="table-column">
      <style:table-column-properties fo:break-before="auto" style:column-width="5.452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Primary" table:style-name="ta1" table:print-ranges="Primary.A1:Primary.AMI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12" table:number-columns-repeated="1011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Metal / Energy</text:p>
          </table:table-cell>
          <table:table-cell table:style-name="ce1" office:value-type="string">
            <text:p>Build Time (Charges)</text:p>
          </table:table-cell>
          <table:table-cell table:style-name="ce1" office:value-type="string">
            <text:p>Health / Shield</text:p>
          </table:table-cell>
          <table:table-cell table:style-name="ce1" office:value-type="string">
            <text:p>Damage * Volley Count</text:p>
          </table:table-cell>
          <table:table-cell table:style-name="ce1" office:value-type="string">
            <text:p>Wpn Cooldown (Volley Interval)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Vision</text:p>
          </table:table-cell>
          <table:table-cell table:style-name="ce1" office:value-type="string">
            <text:p>Radar</text:p>
          </table:table-cell>
          <table:table-cell table:style-name="ce1" office:value-type="string">
            <text:p>Abilities</text:p>
          </table:table-cell>
          <table:table-cell table:style-name="ce1" office:value-type="string">
            <text:p>Description</text:p>
          </table:table-cell>
          <table:table-cell table:style-name="ce1" table:number-columns-repeated="1011"/>
        </table:table-row>
        <table:table-row table:style-name="ro2">
          <table:table-cell office:value-type="string">
            <text:p>Auto 1</text:p>
          </table:table-cell>
          <table:table-cell office:value-type="string">
            <text:p>25/25</text:p>
          </table:table-cell>
          <table:table-cell office:value-type="string">
            <text:p>120 (4)</text:p>
          </table:table-cell>
          <table:table-cell office:value-type="float" office:value="125">
            <text:p>1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table-cell table:style-name="ce4" office:value-type="string" table:number-columns-spanned="1" table:number-rows-spanned="3">
            <text:p>Cheap unit with timed life (120 seconds). Is purchased rather than built. That's why there are charges. Attacks ground.</text:p>
          </table:table-cell>
          <table:table-cell table:number-columns-repeated="1011"/>
        </table:table-row>
        <table:table-row table:style-name="ro2">
          <table:table-cell office:value-type="string">
            <text:p>Auto 2</text:p>
          </table:table-cell>
          <table:table-cell office:value-type="string">
            <text:p>75/150</text:p>
          </table:table-cell>
          <table:table-cell office:value-type="string">
            <text:p>120 (4)</text:p>
          </table:table-cell>
          <table:table-cell office:value-type="float" office:value="375">
            <text:p>37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2">
          <table:table-cell office:value-type="string">
            <text:p>Auto 3</text:p>
          </table:table-cell>
          <table:table-cell office:value-type="string">
            <text:p>225/900</text:p>
          </table:table-cell>
          <table:table-cell office:value-type="string">
            <text:p>120 (4)</text:p>
          </table:table-cell>
          <table:table-cell office:value-type="float" office:value="1125">
            <text:p>1125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2">
          <table:table-cell office:value-type="string">
            <text:p>Ranged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 table:number-columns-spanned="1" table:number-rows-spanned="3">
            <text:p>Your bread and butter tank. Attacks air and ground.</text:p>
          </table:table-cell>
          <table:table-cell table:number-columns-repeated="1011"/>
        </table:table-row>
        <table:table-row table:style-name="ro2">
          <table:table-cell office:value-type="string">
            <text:p>Ranged 2</text:p>
          </table:table-cell>
          <table:table-cell office:value-type="string">
            <text:p>300/600</text:p>
          </table:table-cell>
          <table:table-cell office:value-type="float" office:value="20">
            <text:p>20</text:p>
          </table:table-cell>
          <table:table-cell office:value-type="float" office:value="375">
            <text:p>375</text:p>
          </table:table-cell>
          <table:table-cell office:value-type="string">
            <text:p>45 * 3</text:p>
          </table:table-cell>
          <table:table-cell office:value-type="string">
            <text:p>3 (0.5)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Ranged 3</text:p>
          </table:table-cell>
          <table:table-cell office:value-type="string">
            <text:p>900/3600</text:p>
          </table:table-cell>
          <table:table-cell office:value-type="float" office:value="20">
            <text:p>20</text:p>
          </table:table-cell>
          <table:table-cell office:value-type="float" office:value="1125">
            <text:p>1125</text:p>
          </table:table-cell>
          <table:table-cell office:value-type="string">
            <text:p>135 * 5</text:p>
          </table:table-cell>
          <table:table-cell office:value-type="string">
            <text:p>5 (0.3)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2">
          <table:table-cell office:value-type="string">
            <text:p>Bomber 1</text:p>
          </table:table-cell>
          <table:table-cell office:value-type="string">
            <text:p>50/50</text:p>
          </table:table-cell>
          <table:table-cell office:value-type="string">
            <text:p>120 (2)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table-cell table:style-name="ce6" office:value-type="string" table:number-columns-spanned="1" table:number-rows-spanned="3">
            <text:p>Cheap unit with timed life (60 seconds). Is purchased rather than built. That's why there are charges. Attacks ground with bombs and water with torpedoes.</text:p>
          </table:table-cell>
          <table:table-cell table:number-columns-repeated="1011"/>
        </table:table-row>
        <table:table-row table:style-name="ro2">
          <table:table-cell office:value-type="string">
            <text:p>Bomber 2</text:p>
          </table:table-cell>
          <table:table-cell office:value-type="string">
            <text:p>150/300</text:p>
          </table:table-cell>
          <table:table-cell office:value-type="string">
            <text:p>120 (2)</text:p>
          </table:table-cell>
          <table:table-cell table:number-columns-repeated="2"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Bomber 3</text:p>
          </table:table-cell>
          <table:table-cell office:value-type="string">
            <text:p>450/1800</text:p>
          </table:table-cell>
          <table:table-cell office:value-type="string">
            <text:p>120 (2)</text:p>
          </table:table-cell>
          <table:table-cell table:number-columns-repeated="2" office:value-type="float" office:value="900">
            <text:p>9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Fighter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 table:number-columns-spanned="1" table:number-rows-spanned="3">
            <text:p>Your bread and butter aircraft. Attacks air and ground.</text:p>
          </table:table-cell>
          <table:table-cell table:number-columns-repeated="1011"/>
        </table:table-row>
        <table:table-row table:style-name="ro2">
          <table:table-cell office:value-type="string">
            <text:p>Fighter 2</text:p>
          </table:table-cell>
          <table:table-cell office:value-type="string">
            <text:p>300/600</text:p>
          </table:table-cell>
          <table:table-cell office:value-type="float" office:value="20">
            <text:p>20</text:p>
          </table:table-cell>
          <table:table-cell office:value-type="float" office:value="225">
            <text:p>225</text:p>
          </table:table-cell>
          <table:table-cell office:value-type="string">
            <text:p>20 * 3</text:p>
          </table:table-cell>
          <table:table-cell office:value-type="string">
            <text:p>2 (0.2)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Fighter 3</text:p>
          </table:table-cell>
          <table:table-cell office:value-type="string">
            <text:p>900/3600</text:p>
          </table:table-cell>
          <table:table-cell office:value-type="float" office:value="20">
            <text:p>20</text:p>
          </table:table-cell>
          <table:table-cell office:value-type="float" office:value="675">
            <text:p>675</text:p>
          </table:table-cell>
          <table:table-cell office:value-type="string">
            <text:p>72 * 5</text:p>
          </table:table-cell>
          <table:table-cell office:value-type="string">
            <text:p>4 (0.4)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Transport 1</text:p>
          </table:table-cell>
          <table:table-cell office:value-type="string">
            <text:p>75/75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/A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transport two T1 units or a single T2 unit.</text:p>
          </table:table-cell>
          <table:table-cell table:style-name="ce6" office:value-type="string" table:number-columns-spanned="1" table:number-rows-spanned="3">
            <text:p>Pickup and dropoff ground units. T1 units takes up 1 slot. T2 takes up 2 slots. T3 takes up 4 slots.</text:p>
          </table:table-cell>
          <table:table-cell table:number-columns-repeated="1011"/>
        </table:table-row>
        <table:table-row table:style-name="ro2">
          <table:table-cell office:value-type="string">
            <text:p>Transport 2</text:p>
          </table:table-cell>
          <table:table-cell office:value-type="string">
            <text:p>225/450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table:number-columns-repeated="3" office:value-type="string">
            <text:p>N/A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string">
            <text:p>N/A</text:p>
          </table:table-cell>
          <table:table-cell office:value-type="string">
            <text:p>Can transport four T1 units, two T2 units, or one T3 unit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Transport 3</text:p>
          </table:table-cell>
          <table:table-cell office:value-type="string">
            <text:p>675/2700</text:p>
          </table:table-cell>
          <table:table-cell office:value-type="float" office:value="15">
            <text:p>15</text:p>
          </table:table-cell>
          <table:table-cell office:value-type="float" office:value="1350">
            <text:p>1350</text:p>
          </table:table-cell>
          <table:table-cell table:number-columns-repeated="3" office:value-type="string">
            <text:p>N/A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string">
            <text:p>N/A</text:p>
          </table:table-cell>
          <table:table-cell office:value-type="string">
            <text:p>Can transport eight T1 units, four T2 units or two T3 units.Stealth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Siege 1</text:p>
          </table:table-cell>
          <table:table-cell office:value-type="string">
            <text:p>175/175</text:p>
          </table:table-cell>
          <table:table-cell office:value-type="float" office:value="35">
            <text:p>35</text:p>
          </table:table-cell>
          <table:table-cell office:value-type="float" office:value="175">
            <text:p>175</text:p>
          </table:table-cell>
          <table:table-cell office:value-type="string">
            <text:p>8 * 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Shotgun cannon with decent range. Attacks ground.</text:p>
          </table:table-cell>
          <table:table-cell table:number-columns-repeated="1011"/>
        </table:table-row>
        <table:table-row table:style-name="ro1">
          <table:table-cell office:value-type="string">
            <text:p>Siege 2</text:p>
          </table:table-cell>
          <table:table-cell office:value-type="string">
            <text:p>525/1050</text:p>
          </table:table-cell>
          <table:table-cell office:value-type="float" office:value="35">
            <text:p>35</text:p>
          </table:table-cell>
          <table:table-cell office:value-type="float" office:value="525">
            <text:p>525</text:p>
          </table:table-cell>
          <table:table-cell office:value-type="string">
            <text:p>64 * 3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Scatter cannon with good range. Attacks ground.</text:p>
          </table:table-cell>
          <table:table-cell table:number-columns-repeated="1011"/>
        </table:table-row>
        <table:table-row table:style-name="ro1">
          <table:table-cell office:value-type="string">
            <text:p>Siege 3</text:p>
          </table:table-cell>
          <table:table-cell office:value-type="string">
            <text:p>1575/6300</text:p>
          </table:table-cell>
          <table:table-cell office:value-type="float" office:value="35">
            <text:p>35</text:p>
          </table:table-cell>
          <table:table-cell office:value-type="float" office:value="1575">
            <text:p>1575</text:p>
          </table:table-cell>
          <table:table-cell office:value-type="float" office:value="576">
            <text:p>576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Artillery with great range. Attacks ground.</text:p>
          </table:table-cell>
          <table:table-cell table:number-columns-repeated="1011"/>
        </table:table-row>
        <table:table-row table:style-name="ro2">
          <table:table-cell office:value-type="string">
            <text:p>Builder 1</text:p>
          </table:table-cell>
          <table:table-cell office:value-type="string">
            <text:p>150/150</text:p>
          </table:table-cell>
          <table:table-cell office:value-type="float" office:value="20">
            <text:p>20</text:p>
          </table:table-cell>
          <table:table-cell office:value-type="float" office:value="175">
            <text:p>175</text:p>
          </table:table-cell>
          <table:table-cell table:number-columns-repeated="2" office:value-type="string">
            <text:p>N/A</text:p>
          </table:table-cell>
          <table:table-cell table:number-columns-repeated="2"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1 build power.</text:p>
          </table:table-cell>
          <table:table-cell table:style-name="ce6" office:value-type="string" table:number-columns-spanned="1" table:number-rows-spanned="3">
            <text:p>Pretty self explanatory. Divide build times by build power.</text:p>
          </table:table-cell>
          <table:table-cell table:number-columns-repeated="1011"/>
        </table:table-row>
        <table:table-row table:style-name="ro2">
          <table:table-cell office:value-type="string">
            <text:p>Builder 2</text:p>
          </table:table-cell>
          <table:table-cell office:value-type="string">
            <text:p>450/900</text:p>
          </table:table-cell>
          <table:table-cell office:value-type="float" office:value="20">
            <text:p>20</text:p>
          </table:table-cell>
          <table:table-cell office:value-type="float" office:value="525">
            <text:p>525</text:p>
          </table:table-cell>
          <table:table-cell table:number-columns-repeated="2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3 build power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Builder 3</text:p>
          </table:table-cell>
          <table:table-cell office:value-type="string">
            <text:p>1350/5400</text:p>
          </table:table-cell>
          <table:table-cell office:value-type="float" office:value="20">
            <text:p>20</text:p>
          </table:table-cell>
          <table:table-cell office:value-type="float" office:value="1575">
            <text:p>1575</text:p>
          </table:table-cell>
          <table:table-cell table:number-columns-repeated="2" office:value-type="string">
            <text:p>N/A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9 build power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Intel 1</text:p>
          </table:table-cell>
          <table:table-cell office:value-type="string">
            <text:p>90/90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table-cell table:style-name="ce6" office:value-type="string">
            <text:p>Scout unit with long sight range and Stealth.</text:p>
          </table:table-cell>
          <table:table-cell table:number-columns-repeated="1011"/>
        </table:table-row>
        <table:table-row table:style-name="ro1">
          <table:table-cell office:value-type="string">
            <text:p>Intel 2</text:p>
          </table:table-cell>
          <table:table-cell office:value-type="string">
            <text:p>360/720</text:p>
          </table:table-cell>
          <table:table-cell office:value-type="float" office:value="18">
            <text:p>18</text:p>
          </table:table-cell>
          <table:table-cell office:value-type="float" office:value="600">
            <text:p>600</text:p>
          </table:table-cell>
          <table:table-cell table:number-columns-repeated="3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office:value-type="string">
            <text:p>Stealth.</text:p>
          </table:table-cell>
          <table:table-cell table:style-name="ce6" office:value-type="string">
            <text:p>Scout unit with long sight range, personal stealth, and radar.</text:p>
          </table:table-cell>
          <table:table-cell table:number-columns-repeated="1011"/>
        </table:table-row>
        <table:table-row table:style-name="ro1">
          <table:table-cell office:value-type="string">
            <text:p>Intel 3</text:p>
          </table:table-cell>
          <table:table-cell office:value-type="string">
            <text:p>1440/5760</text:p>
          </table:table-cell>
          <table:table-cell office:value-type="float" office:value="18">
            <text:p>18</text:p>
          </table:table-cell>
          <table:table-cell office:value-type="float" office:value="2400">
            <text:p>2400</text:p>
          </table:table-cell>
          <table:table-cell table:number-columns-repeated="3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string">
            <text:p>Stealth to allies in 8 radius.</text:p>
          </table:table-cell>
          <table:table-cell table:style-name="ce6" office:value-type="string">
            <text:p>Scout unit with long sight range, radar, and AoE stealth.</text:p>
          </table:table-cell>
          <table:table-cell table:number-columns-repeated="1011"/>
        </table:table-row>
        <table:table-row table:style-name="ro2">
          <table:table-cell office:value-type="string">
            <text:p>Spy 1</text:p>
          </table:table-cell>
          <table:table-cell office:value-type="string">
            <text:p>45/45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N/A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Stealth. Maintain visibility of enemies for 30 seconds.</text:p>
          </table:table-cell>
          <table:table-cell table:style-name="ce6" office:value-type="string" table:number-columns-spanned="1" table:number-rows-spanned="3">
            <text:p>Spy plane that tags enemy units, keeping them revealed for a short period.</text:p>
          </table:table-cell>
          <table:table-cell table:number-columns-repeated="1011"/>
        </table:table-row>
        <table:table-row table:style-name="ro2">
          <table:table-cell office:value-type="string">
            <text:p>Spy 2</text:p>
          </table:table-cell>
          <table:table-cell office:value-type="string">
            <text:p>180/360</text:p>
          </table:table-cell>
          <table:table-cell office:value-type="float" office:value="12">
            <text:p>12</text:p>
          </table:table-cell>
          <table:table-cell office:value-type="float" office:value="200">
            <text:p>200</text:p>
          </table:table-cell>
          <table:table-cell table:number-columns-repeated="3" office:value-type="string">
            <text:p>N/A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string">
            <text:p>N/A</text:p>
          </table:table-cell>
          <table:table-cell office:value-type="string">
            <text:p>Stealth. Maintain visibility of enemies for 30 seconds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Spy 3</text:p>
          </table:table-cell>
          <table:table-cell office:value-type="string">
            <text:p>720/2880</text:p>
          </table:table-cell>
          <table:table-cell office:value-type="float" office:value="16">
            <text:p>16</text:p>
          </table:table-cell>
          <table:table-cell office:value-type="float" office:value="800">
            <text:p>800</text:p>
          </table:table-cell>
          <table:table-cell table:number-columns-repeated="3" office:value-type="string">
            <text:p>N/A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string">
            <text:p>N/A</text:p>
          </table:table-cell>
          <table:table-cell office:value-type="string">
            <text:p>Stealth. Maintain visibility of enemies for 30 seconds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Fast 1</text:p>
          </table:table-cell>
          <table:table-cell office:value-type="string">
            <text:p>50/5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4 * 15</text:p>
          </table:table-cell>
          <table:table-cell office:value-type="string">
            <text:p>9 (0.4)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table-cell table:style-name="ce6" office:value-type="string" table:number-columns-spanned="1" table:number-rows-spanned="3">
            <text:p>Fast light tank with Stealth. Meant for hit &amp; run tactics.</text:p>
          </table:table-cell>
          <table:table-cell table:number-columns-repeated="1011"/>
        </table:table-row>
        <table:table-row table:style-name="ro2">
          <table:table-cell office:value-type="string">
            <text:p>Fast 2</text:p>
          </table:table-cell>
          <table:table-cell office:value-type="string">
            <text:p>150/300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office:value-type="string">
            <text:p>6 * 30</text:p>
          </table:table-cell>
          <table:table-cell office:value-type="string">
            <text:p>9 (0.2)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Fast 3</text:p>
          </table:table-cell>
          <table:table-cell office:value-type="string">
            <text:p>450/1800</text:p>
          </table:table-cell>
          <table:table-cell office:value-type="float" office:value="10">
            <text:p>10</text:p>
          </table:table-cell>
          <table:table-cell office:value-type="float" office:value="450">
            <text:p>450</text:p>
          </table:table-cell>
          <table:table-cell office:value-type="string">
            <text:p>9 * 60</text:p>
          </table:table-cell>
          <table:table-cell office:value-type="string">
            <text:p>9 (0.1)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Heavy 1</text:p>
          </table:table-cell>
          <table:table-cell office:value-type="string">
            <text:p>400/400</text:p>
          </table:table-cell>
          <table:table-cell office:value-type="float" office:value="80">
            <text:p>80</text:p>
          </table:table-cell>
          <table:table-cell office:value-type="string">
            <text:p>300/300</text:p>
          </table:table-cell>
          <table:table-cell office:value-type="float" office:value="225">
            <text:p>22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gens 5 shields per second.</text:p>
          </table:table-cell>
          <table:table-cell table:style-name="ce6" office:value-type="string" table:number-columns-spanned="1" table:number-rows-spanned="3">
            <text:p>Slow heavy tanks made for taking out static defenses. Their powerful weapons tend to overkill most units.</text:p>
          </table:table-cell>
          <table:table-cell table:number-columns-repeated="1011"/>
        </table:table-row>
        <table:table-row table:style-name="ro1">
          <table:table-cell table:style-name="Default" office:value-type="string">
            <text:p>Heavy 2</text:p>
          </table:table-cell>
          <table:table-cell table:style-name="Default" office:value-type="string">
            <text:p>1200/2400</text:p>
          </table:table-cell>
          <table:table-cell office:value-type="float" office:value="80">
            <text:p>80</text:p>
          </table:table-cell>
          <table:table-cell office:value-type="string">
            <text:p>900/900</text:p>
          </table:table-cell>
          <table:table-cell office:value-type="float" office:value="675">
            <text:p>67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table:style-name="Default" office:value-type="string">
            <text:p>Regens 15 shields per second.</text:p>
          </table:table-cell>
          <table:covered-table-cell table:style-name="ce7"/>
          <table:table-cell table:style-name="Default" table:number-columns-repeated="1011"/>
        </table:table-row>
        <table:table-row table:style-name="ro1">
          <table:table-cell table:style-name="Default" office:value-type="string">
            <text:p>Heavy 3</text:p>
          </table:table-cell>
          <table:table-cell office:value-type="string">
            <text:p>3600/14400</text:p>
          </table:table-cell>
          <table:table-cell office:value-type="float" office:value="80">
            <text:p>80</text:p>
          </table:table-cell>
          <table:table-cell office:value-type="string">
            <text:p>2700/2700</text:p>
          </table:table-cell>
          <table:table-cell office:value-type="float" office:value="2025">
            <text:p>202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table:style-name="Default" office:value-type="string">
            <text:p>Regens 45 shields per second.</text:p>
          </table:table-cell>
          <table:covered-table-cell table:style-name="ce7"/>
          <table:table-cell table:style-name="Default" table:number-columns-repeated="1011"/>
        </table:table-row>
        <table:table-row table:style-name="ro2">
          <table:table-cell table:style-name="Default" office:value-type="string">
            <text:p>Mobile SAM 1</text:p>
          </table:table-cell>
          <table:table-cell office:value-type="string">
            <text:p>75/75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office:value-type="string">
            <text:p>55 * 2</text:p>
          </table:table-cell>
          <table:table-cell office:value-type="string">
            <text:p>10 (0.6)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Default" table:number-columns-repeated="1012"/>
        </table:table-row>
        <table:table-row table:style-name="ro2">
          <table:table-cell table:style-name="Default" office:value-type="string">
            <text:p>Mobile SAM 2</text:p>
          </table:table-cell>
          <table:table-cell office:value-type="string">
            <text:p>225/450</text:p>
          </table:table-cell>
          <table:table-cell office:value-type="float" office:value="20">
            <text:p>20</text:p>
          </table:table-cell>
          <table:table-cell office:value-type="float" office:value="375">
            <text:p>375</text:p>
          </table:table-cell>
          <table:table-cell office:value-type="string">
            <text:p>165 * 3</text:p>
          </table:table-cell>
          <table:table-cell office:value-type="string">
            <text:p>15 (0.9)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3">
          <table:table-cell table:style-name="Default" office:value-type="string">
            <text:p>Mobile SAM 3</text:p>
          </table:table-cell>
          <table:table-cell office:value-type="string">
            <text:p>675/2700</text:p>
          </table:table-cell>
          <table:table-cell office:value-type="float" office:value="20">
            <text:p>20</text:p>
          </table:table-cell>
          <table:table-cell office:value-type="float" office:value="1125">
            <text:p>1125</text:p>
          </table:table-cell>
          <table:table-cell office:value-type="string">
            <text:p>495 * 4</text:p>
          </table:table-cell>
          <table:table-cell office:value-type="string">
            <text:p>20 (1.2)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 office:value-type="string">
            <text:p>Missile Launcher 1</text:p>
          </table:table-cell>
          <table:table-cell office:value-type="string">
            <text:p>125/125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450 (1 HP)</text:p>
          </table:table-cell>
          <table:table-cell office:value-type="float" office:value="120">
            <text:p>12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1 radius. 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Missile Launcher 2</text:p>
          </table:table-cell>
          <table:table-cell office:value-type="string">
            <text:p>750/1500</text:p>
          </table:table-cell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string">
            <text:p>2250 (6 HP)</text:p>
          </table:table-cell>
          <table:table-cell office:value-type="float" office:value="120">
            <text:p>12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3 radius. 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Missile Launcher 3</text:p>
          </table:table-cell>
          <table:table-cell office:value-type="string">
            <text:p>4500/18000</text:p>
          </table:table-cell>
          <table:table-cell office:value-type="float" office:value="100">
            <text:p>100</text:p>
          </table:table-cell>
          <table:table-cell office:value-type="float" office:value="4500">
            <text:p>4500</text:p>
          </table:table-cell>
          <table:table-cell office:value-type="string">
            <text:p>11250 (36 HP)</text:p>
          </table:table-cell>
          <table:table-cell office:value-type="float" office:value="120">
            <text:p>12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9 radius. 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uicide 1</text:p>
          </table:table-cell>
          <table:table-cell office:value-type="string">
            <text:p>25/2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N/A</text:p>
          </table:table-cell>
          <table:table-cell office:value-type="string">
            <text:p>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uicide 2</text:p>
          </table:table-cell>
          <table:table-cell office:value-type="string">
            <text:p>75/150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300">
            <text:p>300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N/A</text:p>
          </table:table-cell>
          <table:table-cell office:value-type="string">
            <text:p>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uicide 3</text:p>
          </table:table-cell>
          <table:table-cell office:value-type="string">
            <text:p>225/900</text:p>
          </table:table-cell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float" office:value="1200">
            <text:p>1200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N/A</text:p>
          </table:table-cell>
          <table:table-cell office:value-type="string">
            <text:p>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watter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string">
            <text:p>1 * 3</text:p>
          </table:table-cell>
          <table:table-cell office:value-type="string">
            <text:p>20 (0.1)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3 T1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watter 2</text:p>
          </table:table-cell>
          <table:table-cell office:value-type="string">
            <text:p>500/1000</text:p>
          </table:table-cell>
          <table:table-cell office:value-type="float" office:value="34">
            <text:p>34</text:p>
          </table:table-cell>
          <table:table-cell office:value-type="float" office:value="750">
            <text:p>750</text:p>
          </table:table-cell>
          <table:table-cell office:value-type="string">
            <text:p>3 * 6</text:p>
          </table:table-cell>
          <table:table-cell office:value-type="string">
            <text:p>20 (0.1)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6 T1 missiles and 3 T2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watter 3</text:p>
          </table:table-cell>
          <table:table-cell office:value-type="string">
            <text:p>2500/10000</text:p>
          </table:table-cell>
          <table:table-cell office:value-type="float" office:value="56">
            <text:p>56</text:p>
          </table:table-cell>
          <table:table-cell office:value-type="float" office:value="3750">
            <text:p>3750</text:p>
          </table:table-cell>
          <table:table-cell office:value-type="string">
            <text:p>9 * 12</text:p>
          </table:table-cell>
          <table:table-cell office:value-type="string">
            <text:p>20 (0.1)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2 T1|2 missiles, 3 T3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Frigate 1</text:p>
          </table:table-cell>
          <table:table-cell office:value-type="string">
            <text:p>175/175</text:p>
          </table:table-cell>
          <table:table-cell office:value-type="float" office:value="35">
            <text:p>35</text:p>
          </table:table-cell>
          <table:table-cell office:value-type="float" office:value="350">
            <text:p>35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string">
            <text:p>Counters 1 torpedo every 9 seconds. T1 mobile SAM.</text:p>
          </table:table-cell>
          <table:table-cell table:style-name="ce2" office:value-type="string">
            <text:p>Effective against destroyers. Core navy unit.</text:p>
          </table:table-cell>
          <table:table-cell table:number-columns-repeated="1011"/>
        </table:table-row>
        <table:table-row table:style-name="ro2">
          <table:table-cell office:value-type="string">
            <text:p>Frigate 2</text:p>
          </table:table-cell>
          <table:table-cell office:value-type="string">
            <text:p>525/1050</text:p>
          </table:table-cell>
          <table:table-cell office:value-type="float" office:value="35">
            <text:p>35</text:p>
          </table:table-cell>
          <table:table-cell office:value-type="float" office:value="1050">
            <text:p>105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string">
            <text:p>Counters 1 torpedo every 3 seconds. T2 mobile SAM.</text:p>
          </table:table-cell>
          <table:table-cell table:style-name="ce2" office:value-type="string">
            <text:p>Effective against destroyers. Core navy unit.</text:p>
          </table:table-cell>
          <table:table-cell table:number-columns-repeated="1011"/>
        </table:table-row>
        <table:table-row table:style-name="ro2">
          <table:table-cell office:value-type="string">
            <text:p>Frigate 3</text:p>
          </table:table-cell>
          <table:table-cell office:value-type="string">
            <text:p>1575/6300</text:p>
          </table:table-cell>
          <table:table-cell office:value-type="float" office:value="35">
            <text:p>35</text:p>
          </table:table-cell>
          <table:table-cell office:value-type="float" office:value="3150">
            <text:p>3150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string">
            <text:p>Counters 1 torpedo every 1 second. T3 mobile SAM.</text:p>
          </table:table-cell>
          <table:table-cell table:style-name="ce2" office:value-type="string">
            <text:p>Effective against destroyers. Core navy unit.</text:p>
          </table:table-cell>
          <table:table-cell table:number-columns-repeated="1011"/>
        </table:table-row>
        <table:table-row table:style-name="ro2">
          <table:table-cell office:value-type="string">
            <text:p>Sub 1</text:p>
          </table:table-cell>
          <table:table-cell office:value-type="string">
            <text:p>250/250</text:p>
          </table:table-cell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string">
            <text:p>75 TP</text:p>
          </table:table-cell>
          <table:table-cell office:value-type="float" office:value="3.6">
            <text:p>3.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Effective against navies without any destroyers.</text:p>
          </table:table-cell>
          <table:table-cell table:number-columns-repeated="1011"/>
        </table:table-row>
        <table:table-row table:style-name="ro2">
          <table:table-cell office:value-type="string">
            <text:p>Sub 2</text:p>
          </table:table-cell>
          <table:table-cell office:value-type="string">
            <text:p>750/1500</text:p>
          </table:table-cell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string">
            <text:p>75 TP</text:p>
          </table:table-cell>
          <table:table-cell office:value-type="float" office:value="1.2">
            <text:p>1.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Effective against navies without any destroyers.</text:p>
          </table:table-cell>
          <table:table-cell table:number-columns-repeated="1011"/>
        </table:table-row>
        <table:table-row table:style-name="ro2">
          <table:table-cell office:value-type="string">
            <text:p>Sub 3</text:p>
          </table:table-cell>
          <table:table-cell office:value-type="string">
            <text:p>2250/9000</text:p>
          </table:table-cell>
          <table:table-cell office:value-type="float" office:value="50">
            <text:p>50</text:p>
          </table:table-cell>
          <table:table-cell office:value-type="float" office:value="3150">
            <text:p>3150</text:p>
          </table:table-cell>
          <table:table-cell office:value-type="string">
            <text:p>75 TP</text:p>
          </table:table-cell>
          <table:table-cell office:value-type="float" office:value="0.4">
            <text:p>0.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Effective against navies without any destroyers.</text:p>
          </table:table-cell>
          <table:table-cell table:number-columns-repeated="1011"/>
        </table:table-row>
        <table:table-row table:style-name="ro2">
          <table:table-cell office:value-type="string">
            <text:p>Missile Sub 1</text:p>
          </table:table-cell>
          <table:table-cell office:value-type="string">
            <text:p>500/50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150 TP, 450 * 6 (1 HP)</text:p>
          </table:table-cell>
          <table:table-cell office:value-type="string">
            <text:p>7.2, 240 (40)</text:p>
          </table:table-cell>
          <table:table-cell office:value-type="string">
            <text:p>16, 4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1 radius. Ignores shields. Stealth.</text:p>
          </table:table-cell>
          <table:table-cell table:style-name="ce2" office:value-type="string">
            <text:p>Extremely effective against navies without subs.</text:p>
          </table:table-cell>
          <table:table-cell table:number-columns-repeated="1011"/>
        </table:table-row>
        <table:table-row table:style-name="ro2">
          <table:table-cell office:value-type="string">
            <text:p>Missile Sub 2</text:p>
          </table:table-cell>
          <table:table-cell office:value-type="string">
            <text:p>3000/6000</text:p>
          </table:table-cell>
          <table:table-cell office:value-type="float" office:value="200">
            <text:p>200</text:p>
          </table:table-cell>
          <table:table-cell office:value-type="float" office:value="3000">
            <text:p>3000</text:p>
          </table:table-cell>
          <table:table-cell office:value-type="string">
            <text:p>150 TP x2, 2250 * 6 (6 HP)</text:p>
          </table:table-cell>
          <table:table-cell office:value-type="string">
            <text:p>2.4, 240 (40)</text:p>
          </table:table-cell>
          <table:table-cell office:value-type="string">
            <text:p>16, 6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3 radius. Ignores shields. Stealth.</text:p>
          </table:table-cell>
          <table:table-cell table:style-name="ce2" office:value-type="string">
            <text:p>Extremely effective against navies without subs.</text:p>
          </table:table-cell>
          <table:table-cell table:number-columns-repeated="1011"/>
        </table:table-row>
        <table:table-row table:style-name="ro2">
          <table:table-cell office:value-type="string">
            <text:p>Missile Sub 3</text:p>
          </table:table-cell>
          <table:table-cell office:value-type="string">
            <text:p>18000/72000</text:p>
          </table:table-cell>
          <table:table-cell office:value-type="float" office:value="400">
            <text:p>400</text:p>
          </table:table-cell>
          <table:table-cell office:value-type="float" office:value="18000">
            <text:p>18000</text:p>
          </table:table-cell>
          <table:table-cell office:value-type="string">
            <text:p>150 TP x3, 11250 * 6 (36 HP)</text:p>
          </table:table-cell>
          <table:table-cell office:value-type="string">
            <text:p>0.6, 240 (40)</text:p>
          </table:table-cell>
          <table:table-cell office:value-type="string">
            <text:p>16, 96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9 radius. Ignores shields. Stealth.</text:p>
          </table:table-cell>
          <table:table-cell table:style-name="ce2" office:value-type="string">
            <text:p>Extremely effective against navies without subs.</text:p>
          </table:table-cell>
          <table:table-cell table:number-columns-repeated="1011"/>
        </table:table-row>
        <table:table-row table:style-name="ro1">
          <table:table-cell office:value-type="string">
            <text:p>Destroyer 1</text:p>
          </table:table-cell>
          <table:table-cell office:value-type="string">
            <text:p>750/750</text:p>
          </table:table-cell>
          <table:table-cell office:value-type="float" office:value="150">
            <text:p>150</text:p>
          </table:table-cell>
          <table:table-cell office:value-type="float" office:value="1250">
            <text:p>1250</text:p>
          </table:table-cell>
          <table:table-cell office:value-type="string">
            <text:p>100, 200 TP</text:p>
          </table:table-cell>
          <table:table-cell office:value-type="string">
            <text:p>2, 3.6</text:p>
          </table:table-cell>
          <table:table-cell office:value-type="string">
            <text:p>24, 1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 torpedo every 9 seconds. T1 SAM.</text:p>
          </table:table-cell>
          <table:table-cell table:style-name="ce2" office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>
            <text:p>Destroyer 2</text:p>
          </table:table-cell>
          <table:table-cell office:value-type="string">
            <text:p>2250/4500</text:p>
          </table:table-cell>
          <table:table-cell office:value-type="float" office:value="150">
            <text:p>150</text:p>
          </table:table-cell>
          <table:table-cell office:value-type="float" office:value="3750">
            <text:p>3750</text:p>
          </table:table-cell>
          <table:table-cell office:value-type="string">
            <text:p>300, 200 TP</text:p>
          </table:table-cell>
          <table:table-cell office:value-type="string">
            <text:p>2, 1.2</text:p>
          </table:table-cell>
          <table:table-cell office:value-type="string">
            <text:p>24, 1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 torpedo every 3 seconds. T2 SAM.</text:p>
          </table:table-cell>
          <table:table-cell table:style-name="ce2" office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>
            <text:p>Destroyer 3</text:p>
          </table:table-cell>
          <table:table-cell office:value-type="string">
            <text:p>6750/27000</text:p>
          </table:table-cell>
          <table:table-cell office:value-type="float" office:value="150">
            <text:p>150</text:p>
          </table:table-cell>
          <table:table-cell office:value-type="float" office:value="11250">
            <text:p>11250</text:p>
          </table:table-cell>
          <table:table-cell office:value-type="string">
            <text:p>900, 200 TP</text:p>
          </table:table-cell>
          <table:table-cell office:value-type="string">
            <text:p>2, 0.4</text:p>
          </table:table-cell>
          <table:table-cell office:value-type="string">
            <text:p>24, 1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 torpedo every 1 second. T3 SAM.</text:p>
          </table:table-cell>
          <table:table-cell table:style-name="ce2" office:value-type="string">
            <text:p>Effective against subs and battlecruisers.</text:p>
          </table:table-cell>
          <table:table-cell table:number-columns-repeated="1011"/>
        </table:table-row>
        <table:table-row table:style-name="ro2">
          <table:table-cell office:value-type="string">
            <text:p>Battleship 1</text:p>
          </table:table-cell>
          <table:table-cell office:value-type="string">
            <text:p>1500/1500</text:p>
          </table:table-cell>
          <table:table-cell office:value-type="float" office:value="300">
            <text:p>300</text:p>
          </table:table-cell>
          <table:table-cell office:value-type="float" office:value="2500">
            <text:p>2500</text:p>
          </table:table-cell>
          <table:table-cell office:value-type="string">
            <text:p>(100 * 2) x2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string">
            <text:p>Three T1 missile defense systems. T1 torpedo defense.</text:p>
          </table:table-cell>
          <table:table-cell table:style-name="ce2" office:value-type="string">
            <text:p>Long range shore bombardment. Effective against cruisers.</text:p>
          </table:table-cell>
          <table:table-cell table:number-columns-repeated="1011"/>
        </table:table-row>
        <table:table-row table:style-name="ro2">
          <table:table-cell office:value-type="string">
            <text:p>Battleship 2</text:p>
          </table:table-cell>
          <table:table-cell office:value-type="string">
            <text:p>4500/9000</text:p>
          </table:table-cell>
          <table:table-cell office:value-type="float" office:value="300">
            <text:p>300</text:p>
          </table:table-cell>
          <table:table-cell office:value-type="float" office:value="7500">
            <text:p>7500</text:p>
          </table:table-cell>
          <table:table-cell office:value-type="string">
            <text:p>(200 * 2) x3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Two T2 missile defense systems. T2 torpedo defense.</text:p>
          </table:table-cell>
          <table:table-cell table:style-name="ce2" office:value-type="string">
            <text:p>Long range shore bombardment. Effective against cruisers.</text:p>
          </table:table-cell>
          <table:table-cell table:number-columns-repeated="1011"/>
        </table:table-row>
        <table:table-row table:style-name="ro2">
          <table:table-cell office:value-type="string">
            <text:p>Battleship 3</text:p>
          </table:table-cell>
          <table:table-cell office:value-type="string">
            <text:p>13500/54000</text:p>
          </table:table-cell>
          <table:table-cell office:value-type="float" office:value="300">
            <text:p>300</text:p>
          </table:table-cell>
          <table:table-cell office:value-type="float" office:value="22500">
            <text:p>22500</text:p>
          </table:table-cell>
          <table:table-cell office:value-type="string">
            <text:p>(400 * 2) x4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128">
            <text:p>128</text:p>
          </table:table-cell>
          <table:table-cell office:value-type="string">
            <text:p>One T3 missile defense system. T3 torpedo defense.</text:p>
          </table:table-cell>
          <table:table-cell table:style-name="ce2" office:value-type="string">
            <text:p>Long range shore bombardment. Effective against cruisers.</text:p>
          </table:table-cell>
          <table:table-cell table:number-columns-repeated="1011"/>
        </table:table-row>
        <table:table-row table:style-name="ro1">
          <table:table-cell office:value-type="string">
            <text:p>Battlecruiser 1</text:p>
          </table:table-cell>
          <table:table-cell office:value-type="string">
            <text:p>1500/1500</text:p>
          </table:table-cell>
          <table:table-cell office:value-type="float" office:value="300">
            <text:p>300</text:p>
          </table:table-cell>
          <table:table-cell office:value-type="float" office:value="2000">
            <text:p>2000</text:p>
          </table:table-cell>
          <table:table-cell office:value-type="string">
            <text:p>180 x2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/>
          <table:table-cell table:style-name="ce2" office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>
            <text:p>Battlecruiser 2</text:p>
          </table:table-cell>
          <table:table-cell office:value-type="string">
            <text:p>4500/9000</text:p>
          </table:table-cell>
          <table:table-cell office:value-type="float" office:value="300">
            <text:p>300</text:p>
          </table:table-cell>
          <table:table-cell office:value-type="float" office:value="6000">
            <text:p>6000</text:p>
          </table:table-cell>
          <table:table-cell office:value-type="string">
            <text:p>360 x3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/>
          <table:table-cell table:style-name="ce2" office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>
            <text:p>Battlecruiser 3</text:p>
          </table:table-cell>
          <table:table-cell office:value-type="string">
            <text:p>13500/54000</text:p>
          </table:table-cell>
          <table:table-cell office:value-type="float" office:value="300">
            <text:p>300</text:p>
          </table:table-cell>
          <table:table-cell office:value-type="float" office:value="18000">
            <text:p>18000</text:p>
          </table:table-cell>
          <table:table-cell office:value-type="string">
            <text:p>810 x4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128">
            <text:p>128</text:p>
          </table:table-cell>
          <table:table-cell/>
          <table:table-cell table:style-name="ce2" office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>
            <text:p>Carrier 1</text:p>
          </table:table-cell>
          <table:table-cell office:value-type="string">
            <text:p>1500/1500</text:p>
          </table:table-cell>
          <table:table-cell office:value-type="float" office:value="300">
            <text:p>300</text:p>
          </table:table-cell>
          <table:table-cell office:value-type="float" office:value="2500">
            <text:p>2500</text:p>
          </table:table-cell>
          <table:table-cell table:number-columns-repeated="3" office:value-type="string">
            <text:p>N/A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string">
            <text:p>Two T1 SAM's. Can deploy 12 T1 bombers every 2 minutes.</text:p>
          </table:table-cell>
          <table:table-cell table:style-name="ce2" office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>
            <text:p>Carrier 2</text:p>
          </table:table-cell>
          <table:table-cell office:value-type="string">
            <text:p>4500/9000</text:p>
          </table:table-cell>
          <table:table-cell office:value-type="float" office:value="300">
            <text:p>300</text:p>
          </table:table-cell>
          <table:table-cell office:value-type="float" office:value="7500">
            <text:p>7500</text:p>
          </table:table-cell>
          <table:table-cell table:number-columns-repeated="3" office:value-type="string">
            <text:p>N/A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Two T2 SAM's. Can deploy 12 T2 bombers every 2 minutes.</text:p>
          </table:table-cell>
          <table:table-cell table:style-name="ce2" office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>
            <text:p>Carrier 3</text:p>
          </table:table-cell>
          <table:table-cell office:value-type="string">
            <text:p>13500/54000</text:p>
          </table:table-cell>
          <table:table-cell office:value-type="float" office:value="300">
            <text:p>300</text:p>
          </table:table-cell>
          <table:table-cell office:value-type="float" office:value="22500">
            <text:p>22500</text:p>
          </table:table-cell>
          <table:table-cell table:number-columns-repeated="3" office:value-type="string">
            <text:p>N/A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128">
            <text:p>128</text:p>
          </table:table-cell>
          <table:table-cell office:value-type="string">
            <text:p>Two T3 SAM's. Can deploy 12 T3 bombers every 2 minutes.</text:p>
          </table:table-cell>
          <table:table-cell table:style-name="ce2" office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>
            <text:p>Cruiser 1</text:p>
          </table:table-cell>
          <table:table-cell office:value-type="string">
            <text:p>1000/1000</text:p>
          </table:table-cell>
          <table:table-cell office:value-type="float" office:value="200">
            <text:p>200</text:p>
          </table:table-cell>
          <table:table-cell office:value-type="float" office:value="1500">
            <text:p>1500</text:p>
          </table:table-cell>
          <table:table-cell office:value-type="string">
            <text:p>450 * 12 (1 HP)</text:p>
          </table:table-cell>
          <table:table-cell office:value-type="string">
            <text:p>240 (20)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string">
            <text:p>Missile deals damage in 1 radius. Ignores shields. Two T1 SAM's.</text:p>
          </table:table-cell>
          <table:table-cell table:style-name="ce2" office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1">
          <table:table-cell office:value-type="string">
            <text:p>Cruiser 2</text:p>
          </table:table-cell>
          <table:table-cell office:value-type="string">
            <text:p>3000/6000</text:p>
          </table:table-cell>
          <table:table-cell office:value-type="float" office:value="200">
            <text:p>200</text:p>
          </table:table-cell>
          <table:table-cell office:value-type="float" office:value="4500">
            <text:p>4500</text:p>
          </table:table-cell>
          <table:table-cell office:value-type="string">
            <text:p>2250 * 6 (6 HP)</text:p>
          </table:table-cell>
          <table:table-cell office:value-type="string">
            <text:p>240 (40)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Missile deals damage in 3 radius. Ignores shields. Two T2 SAM's.</text:p>
          </table:table-cell>
          <table:table-cell table:style-name="ce2" office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3">
          <table:table-cell office:value-type="string">
            <text:p>Cruiser 3</text:p>
          </table:table-cell>
          <table:table-cell office:value-type="string">
            <text:p>9000/36000</text:p>
          </table:table-cell>
          <table:table-cell office:value-type="float" office:value="200">
            <text:p>200</text:p>
          </table:table-cell>
          <table:table-cell office:value-type="float" office:value="13500">
            <text:p>13500</text:p>
          </table:table-cell>
          <table:table-cell office:value-type="string">
            <text:p>11250 * 3 (36 HP)</text:p>
          </table:table-cell>
          <table:table-cell office:value-type="string">
            <text:p>240 (80)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128">
            <text:p>128</text:p>
          </table:table-cell>
          <table:table-cell office:value-type="string">
            <text:p>Missile deals damage in 9 radius. Ignores shields. Two T3 SAM's.</text:p>
          </table:table-cell>
          <table:table-cell table:style-name="ce2" office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2">
          <table:table-cell table:style-name="ce3" office:value-type="string" table:number-columns-spanned="12" table:number-rows-spanned="1">
            <text:p><text:s text:c="6"/>EXPERIMENTALS</text:p>
          </table:table-cell>
          <table:covered-table-cell table:number-columns-repeated="10"/>
          <table:covered-table-cell table:style-name="ce2"/>
          <table:table-cell table:number-columns-repeated="1011"/>
        </table:table-row>
        <table:table-row table:style-name="ro1">
          <table:table-cell office:value-type="string">
            <text:p>Latrodectus</text:p>
          </table:table-cell>
          <table:table-cell office:value-type="string">
            <text:p>5000/2500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string">
            <text:p>495 * 24</text:p>
          </table:table-cell>
          <table:table-cell office:value-type="string">
            <text:p>10 (0.1)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Anti-air spider walker that acts as a no-fly zone &amp; a T3 missile defense.</text:p>
          </table:table-cell>
          <table:table-cell table:number-columns-repeated="1011"/>
        </table:table-row>
        <table:table-row table:style-name="ro2">
          <table:table-cell office:value-type="string">
            <text:p>Doom</text:p>
          </table:table-cell>
          <table:table-cell office:value-type="string">
            <text:p>10000/500000</text:p>
          </table:table-cell>
          <table:table-cell office:value-type="float" office:value="2000">
            <text:p>2000</text:p>
          </table:table-cell>
          <table:table-cell office:value-type="float" office:value="15000">
            <text:p>15000</text:p>
          </table:table-cell>
          <table:table-cell office:value-type="float" office:value="2400">
            <text:p>2400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string">
            <text:p>Deals damage in 9 radius.</text:p>
          </table:table-cell>
          <table:table-cell table:style-name="ce2" office:value-type="string">
            <text:p>Slow moving anti-matter artillery that can take out entire armies in 1 shot.</text:p>
          </table:table-cell>
          <table:table-cell table:number-columns-repeated="1011"/>
        </table:table-row>
        <table:table-row table:style-name="ro2">
          <table:table-cell office:value-type="string">
            <text:p>Silencer</text:p>
          </table:table-cell>
          <table:table-cell office:value-type="string">
            <text:p>15000/750000</text:p>
          </table:table-cell>
          <table:table-cell office:value-type="float" office:value="3000">
            <text:p>3000</text:p>
          </table:table-cell>
          <table:table-cell office:value-type="float" office:value="20000">
            <text:p>20000</text:p>
          </table:table-cell>
          <table:table-cell office:value-type="string">
            <text:p>11250 * 3 (36 HP)</text:p>
          </table:table-cell>
          <table:table-cell office:value-type="string">
            <text:p>540 (180)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Deals damage in 9 radius. Ignores shields.</text:p>
          </table:table-cell>
          <table:table-cell table:style-name="ce2" office:value-type="string">
            <text:p>Slow moving T3 missile launcher.</text:p>
          </table:table-cell>
          <table:table-cell table:number-columns-repeated="1011"/>
        </table:table-row>
        <table:table-row table:style-name="ro1">
          <table:table-cell office:value-type="string">
            <text:p>Collossus</text:p>
          </table:table-cell>
          <table:table-cell office:value-type="string">
            <text:p>20000/1000000</text:p>
          </table:table-cell>
          <table:table-cell office:value-type="float" office:value="4000">
            <text:p>4000</text:p>
          </table:table-cell>
          <table:table-cell office:value-type="float" office:value="25000">
            <text:p>25000</text:p>
          </table:table-cell>
          <table:table-cell office:value-type="float" office:value="200">
            <text:p>200</text:p>
          </table:table-cell>
          <table:table-cell office:value-type="float" office:value="0.1">
            <text:p>0.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Massive battle tank with a big ass laser.</text:p>
          </table:table-cell>
          <table:table-cell table:number-columns-repeated="1011"/>
        </table:table-row>
        <table:table-row table:style-name="ro2">
          <table:table-cell office:value-type="string">
            <text:p>Eclipse</text:p>
          </table:table-cell>
          <table:table-cell office:value-type="string">
            <text:p>25000/1250000</text:p>
          </table:table-cell>
          <table:table-cell table:style-name="Default"/>
          <table:table-cell office:value-type="float" office:value="25000">
            <text:p>25000</text:p>
          </table:table-cell>
          <table:table-cell office:value-type="float" office:value="11250">
            <text:p>1125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Deals damage in 9 radius. Ignores shields.</text:p>
          </table:table-cell>
          <table:table-cell table:style-name="ce2" office:value-type="string">
            <text:p>Flying saucer capable of taking out entire armies in 1 shot.</text:p>
          </table:table-cell>
          <table:table-cell table:number-columns-repeated="1011"/>
        </table:table-row>
        <table:table-row table:style-name="ro1">
          <table:table-cell office:value-type="string">
            <text:p>Underminer</text:p>
          </table:table-cell>
          <table:table-cell office:value-type="string">
            <text:p>30000/1500000</text:p>
          </table:table-cell>
          <table:table-cell office:value-type="float" office:value="6000">
            <text:p>6000</text:p>
          </table:table-cell>
          <table:table-cell office:value-type="float" office:value="25000">
            <text:p>25000</text:p>
          </table:table-cell>
          <table:table-cell table:number-columns-repeated="5"/>
          <table:table-cell office:value-type="string">
            <text:p>N/A</text:p>
          </table:table-cell>
          <table:table-cell/>
          <table:table-cell table:style-name="ce2" office:value-type="string">
            <text:p>Produces metal. Can drill to enemy base and become a “teleporter”.</text:p>
          </table:table-cell>
          <table:table-cell table:number-columns-repeated="1011"/>
        </table:table-row>
        <table:table-row table:style-name="ro1">
          <table:table-cell office:value-type="string">
            <text:p>Invader</text:p>
          </table:table-cell>
          <table:table-cell table:number-columns-repeated="8"/>
          <table:table-cell office:value-type="string">
            <text:p>N/A</text:p>
          </table:table-cell>
          <table:table-cell/>
          <table:table-cell table:style-name="ce2" office:value-type="string">
            <text:p>Experimental arbiteresque transport.</text:p>
          </table:table-cell>
          <table:table-cell table:number-columns-repeated="1011"/>
        </table:table-row>
        <table:table-row table:style-name="ro2">
          <table:table-cell table:style-name="ce3" office:value-type="string" table:number-columns-spanned="12" table:number-rows-spanned="1">
            <text:p><text:s text:c="6"/>STRUCTURES</text:p>
          </table:table-cell>
          <table:covered-table-cell table:number-columns-repeated="10"/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Laser 1</text:p>
          </table:table-cell>
          <table:table-cell office:value-type="string">
            <text:p>225/225</text:p>
          </table:table-cell>
          <table:table-cell office:value-type="float" office:value="45">
            <text:p>45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20">
            <text:p>2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Short range laser turret.</text:p>
          </table:table-cell>
          <table:table-cell table:number-columns-repeated="1011"/>
        </table:table-row>
        <table:table-row table:style-name="ro1">
          <table:table-cell office:value-type="string">
            <text:p>Laser 2</text:p>
          </table:table-cell>
          <table:table-cell office:value-type="string">
            <text:p>675/1350</text:p>
          </table:table-cell>
          <table:table-cell office:value-type="float" office:value="135">
            <text:p>135</text:p>
          </table:table-cell>
          <table:table-cell office:value-type="float" office:value="1200">
            <text:p>120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Medium range turret. Overkills most T1 units.</text:p>
          </table:table-cell>
          <table:table-cell table:number-columns-repeated="1011"/>
        </table:table-row>
        <table:table-row table:style-name="ro1">
          <table:table-cell office:value-type="string">
            <text:p>Laser 3</text:p>
          </table:table-cell>
          <table:table-cell office:value-type="string">
            <text:p>2025/8100</text:p>
          </table:table-cell>
          <table:table-cell office:value-type="float" office:value="405">
            <text:p>405</text:p>
          </table:table-cell>
          <table:table-cell office:value-type="float" office:value="3600">
            <text:p>3600</text:p>
          </table:table-cell>
          <table:table-cell office:value-type="float" office:value="1440">
            <text:p>144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Long range heavy turret. Overkills most T2 units.</text:p>
          </table:table-cell>
          <table:table-cell table:number-columns-repeated="1011"/>
        </table:table-row>
        <table:table-row table:style-name="ro1">
          <table:table-cell office:value-type="string">
            <text:p>SAM 1</text:p>
          </table:table-cell>
          <table:table-cell office:value-type="string">
            <text:p>150/150</text:p>
          </table:table-cell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office:value-type="string">
            <text:p>55 * 4</text:p>
          </table:table-cell>
          <table:table-cell office:value-type="string">
            <text:p>10 (1.2)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Long range anti-aircraft turret. Great for defending entire bases.</text:p>
          </table:table-cell>
          <table:table-cell table:number-columns-repeated="1011"/>
        </table:table-row>
        <table:table-row table:style-name="ro1">
          <table:table-cell office:value-type="string">
            <text:p>SAM 2</text:p>
          </table:table-cell>
          <table:table-cell office:value-type="string">
            <text:p>450/900</text:p>
          </table:table-cell>
          <table:table-cell office:value-type="float" office:value="90">
            <text:p>90</text:p>
          </table:table-cell>
          <table:table-cell office:value-type="float" office:value="1200">
            <text:p>1200</text:p>
          </table:table-cell>
          <table:table-cell office:value-type="string">
            <text:p>165 * 6</text:p>
          </table:table-cell>
          <table:table-cell office:value-type="string">
            <text:p>15 (1.2)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Medium range anti-aircraft turret. Great for defending priority areas.</text:p>
          </table:table-cell>
          <table:table-cell table:number-columns-repeated="1011"/>
        </table:table-row>
        <table:table-row table:style-name="ro1">
          <table:table-cell office:value-type="string">
            <text:p>SAM 3</text:p>
          </table:table-cell>
          <table:table-cell office:value-type="string">
            <text:p>1350/5400</text:p>
          </table:table-cell>
          <table:table-cell office:value-type="float" office:value="270">
            <text:p>270</text:p>
          </table:table-cell>
          <table:table-cell office:value-type="float" office:value="3600">
            <text:p>3600</text:p>
          </table:table-cell>
          <table:table-cell office:value-type="string">
            <text:p>495 * 8</text:p>
          </table:table-cell>
          <table:table-cell office:value-type="string">
            <text:p>20 (1.2)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table:style-name="Default"/>
          <table:table-cell table:style-name="ce6" office:value-type="string">
            <text:p>Short range anti-aircraft turret. Great at defending priority targets.</text:p>
          </table:table-cell>
          <table:table-cell table:number-columns-repeated="1011"/>
        </table:table-row>
        <table:table-row table:style-name="ro1">
          <table:table-cell office:value-type="string">
            <text:p>Missile Silo 1</text:p>
          </table:table-cell>
          <table:table-cell office:value-type="string">
            <text:p>500/500</text:p>
          </table:table-cell>
          <table:table-cell office:value-type="float" office:value="100">
            <text:p>100</text:p>
          </table:table-cell>
          <table:table-cell office:value-type="float" office:value="750">
            <text:p>750</text:p>
          </table:table-cell>
          <table:table-cell office:value-type="string">
            <text:p>450 * 6 (1 HP)</text:p>
          </table:table-cell>
          <table:table-cell office:value-type="string">
            <text:p>120 (20)</text:p>
          </table:table-cell>
          <table:table-cell office:value-type="float" office:value="72">
            <text:p>7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1 radius. Ignores shields.</text:p>
          </table:table-cell>
          <table:table-cell table:style-name="ce6" office:value-type="string">
            <text:p>Short range precision missile launcher. Great at taking out enemy defenses.</text:p>
          </table:table-cell>
          <table:table-cell table:number-columns-repeated="1011"/>
        </table:table-row>
        <table:table-row table:style-name="ro1">
          <table:table-cell office:value-type="string">
            <text:p>Missile Silo 2</text:p>
          </table:table-cell>
          <table:table-cell office:value-type="string">
            <text:p>3000/6000</text:p>
          </table:table-cell>
          <table:table-cell office:value-type="float" office:value="600">
            <text:p>600</text:p>
          </table:table-cell>
          <table:table-cell office:value-type="float" office:value="4500">
            <text:p>4500</text:p>
          </table:table-cell>
          <table:table-cell office:value-type="string">
            <text:p>2250 * 6 (6 HP)</text:p>
          </table:table-cell>
          <table:table-cell office:value-type="string">
            <text:p>120 (20)</text:p>
          </table:table-cell>
          <table:table-cell office:value-type="float" office:value="125">
            <text:p>125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3 radius. Ignores shields.</text:p>
          </table:table-cell>
          <table:table-cell table:style-name="ce6" office:value-type="string">
            <text:p>Medium range tactical missile launcher. Great at taking out defensive clusters.</text:p>
          </table:table-cell>
          <table:table-cell table:number-columns-repeated="1011"/>
        </table:table-row>
        <table:table-row table:style-name="ro1">
          <table:table-cell office:value-type="string">
            <text:p>Missile Silo 3</text:p>
          </table:table-cell>
          <table:table-cell office:value-type="string">
            <text:p>18000/72000</text:p>
          </table:table-cell>
          <table:table-cell office:value-type="float" office:value="3600">
            <text:p>3600</text:p>
          </table:table-cell>
          <table:table-cell office:value-type="float" office:value="27000">
            <text:p>27000</text:p>
          </table:table-cell>
          <table:table-cell office:value-type="string">
            <text:p>11250 * 6 (36 HP)</text:p>
          </table:table-cell>
          <table:table-cell office:value-type="string">
            <text:p>120 (20)</text:p>
          </table:table-cell>
          <table:table-cell office:value-type="float" office:value="216">
            <text:p>21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9 radius. Ignores shields.</text:p>
          </table:table-cell>
          <table:table-cell table:style-name="ce6" office:value-type="string">
            <text:p>Long range strategic missile launcher. Great at taking out enemy bases.</text:p>
          </table:table-cell>
          <table:table-cell table:number-columns-repeated="1011"/>
        </table:table-row>
        <table:table-row table:style-name="ro2">
          <table:table-cell office:value-type="string">
            <text:p>Missile Defense 1</text:p>
          </table:table-cell>
          <table:table-cell office:value-type="string">
            <text:p>150/150</text:p>
          </table:table-cell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office:value-type="string">
            <text:p>1 * 6</text:p>
          </table:table-cell>
          <table:table-cell office:value-type="string">
            <text:p>20 (0.4)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6 T1 missiles and 1 T2 missile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Missile Defense 2</text:p>
          </table:table-cell>
          <table:table-cell office:value-type="string">
            <text:p>750/1500</text:p>
          </table:table-cell>
          <table:table-cell office:value-type="float" office:value="150">
            <text:p>150</text:p>
          </table:table-cell>
          <table:table-cell office:value-type="float" office:value="2400">
            <text:p>2400</text:p>
          </table:table-cell>
          <table:table-cell office:value-type="string">
            <text:p>3 * 12</text:p>
          </table:table-cell>
          <table:table-cell office:value-type="string">
            <text:p>20 (0.2)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2 T1 missiles and 6 T2 missiles and 1 T3 missile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Missile Defense 3</text:p>
          </table:table-cell>
          <table:table-cell office:value-type="string">
            <text:p>3750/15000</text:p>
          </table:table-cell>
          <table:table-cell office:value-type="float" office:value="750">
            <text:p>750</text:p>
          </table:table-cell>
          <table:table-cell office:value-type="float" office:value="14400">
            <text:p>14400</text:p>
          </table:table-cell>
          <table:table-cell office:value-type="string">
            <text:p>9 * 24</text:p>
          </table:table-cell>
          <table:table-cell office:value-type="string">
            <text:p>20 (0.1)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24 T1|2 missiles, 6 T3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Radar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table:number-columns-repeated="4" office:value-type="string">
            <text:p>N/A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/>
          <table:table-cell table:style-name="ce6" office:value-type="string" table:number-columns-spanned="1" table:number-rows-spanned="3">
            <text:p>Has excellent sight range and reveals enemies on the mini-map as radar blips.</text:p>
          </table:table-cell>
          <table:table-cell table:number-columns-repeated="1011"/>
        </table:table-row>
        <table:table-row table:style-name="ro2">
          <table:table-cell office:value-type="string">
            <text:p>Radar 2</text:p>
          </table:table-cell>
          <table:table-cell office:value-type="string">
            <text:p>500/1000</text:p>
          </table:table-cell>
          <table:table-cell office:value-type="float" office:value="100">
            <text:p>100</text:p>
          </table:table-cell>
          <table:table-cell office:value-type="float" office:value="800">
            <text:p>800</text:p>
          </table:table-cell>
          <table:table-cell table:number-columns-repeated="4" office:value-type="string">
            <text:p>N/A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Radar 3</text:p>
          </table:table-cell>
          <table:table-cell office:value-type="string">
            <text:p>2500/10000</text:p>
          </table:table-cell>
          <table:table-cell office:value-type="float" office:value="500">
            <text:p>500</text:p>
          </table:table-cell>
          <table:table-cell office:value-type="float" office:value="3200">
            <text:p>3200</text:p>
          </table:table-cell>
          <table:table-cell table:number-columns-repeated="4" office:value-type="string">
            <text:p>N/A</text:p>
          </table:table-cell>
          <table:table-cell office:value-type="float" office:value="108">
            <text:p>108</text:p>
          </table:table-cell>
          <table:table-cell office:value-type="float" office:value="200">
            <text:p>200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Extractor 1</text:p>
          </table:table-cell>
          <table:table-cell office:value-type="string">
            <text:p>300/300</text:p>
          </table:table-cell>
          <table:table-cell office:value-type="float" office:value="60">
            <text:p>60</text:p>
          </table:table-cell>
          <table:table-cell office:value-type="float" office:value="600">
            <text:p>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5 metal per second. 100 metal storage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>
            <text:p>Extractor 2</text:p>
          </table:table-cell>
          <table:table-cell office:value-type="string">
            <text:p>1800/3600</text:p>
          </table:table-cell>
          <table:table-cell office:value-type="float" office:value="360">
            <text:p>360</text:p>
          </table:table-cell>
          <table:table-cell office:value-type="float" office:value="2400">
            <text:p>2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5 metal per second. 300 metal storage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>
            <text:p>Extractor 3</text:p>
          </table:table-cell>
          <table:table-cell office:value-type="string">
            <text:p>10800/43200</text:p>
          </table:table-cell>
          <table:table-cell office:value-type="float" office:value="2160">
            <text:p>2160</text:p>
          </table:table-cell>
          <table:table-cell office:value-type="float" office:value="9600">
            <text:p>9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45 metal per second. 900 metal storage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>
            <text:p>Generator 1</text:p>
          </table:table-cell>
          <table:table-cell office:value-type="string">
            <text:p>250/25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0 energy per second. 500 energy storage.</text:p>
          </table:table-cell>
          <table:table-cell table:style-name="ce6" office:value-type="string">
            <text:p>Deals 50 damage on death in small AoE.</text:p>
          </table:table-cell>
          <table:table-cell table:number-columns-repeated="1011"/>
        </table:table-row>
        <table:table-row table:style-name="ro1">
          <table:table-cell office:value-type="string">
            <text:p>Generator 2</text:p>
          </table:table-cell>
          <table:table-cell office:value-type="string">
            <text:p>2000/4000</text:p>
          </table:table-cell>
          <table:table-cell office:value-type="float" office:value="400">
            <text:p>400</text:p>
          </table:table-cell>
          <table:table-cell office:value-type="float" office:value="3500">
            <text:p>35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00 energy per second. 5000 energy storage.</text:p>
          </table:table-cell>
          <table:table-cell table:style-name="ce6" office:value-type="string">
            <text:p>Deals 500 damage on death in small AoE.</text:p>
          </table:table-cell>
          <table:table-cell table:number-columns-repeated="1011"/>
        </table:table-row>
        <table:table-row table:style-name="ro1">
          <table:table-cell office:value-type="string">
            <text:p>Generator 3</text:p>
          </table:table-cell>
          <table:table-cell office:value-type="string">
            <text:p>16000/48000</text:p>
          </table:table-cell>
          <table:table-cell office:value-type="float" office:value="3200">
            <text:p>3200</text:p>
          </table:table-cell>
          <table:table-cell office:value-type="float" office:value="24500">
            <text:p>245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000 energy per second. 50000 energy storage.</text:p>
          </table:table-cell>
          <table:table-cell table:style-name="ce6" office:value-type="string">
            <text:p>Deals 5000 damage on death in small AoE.</text:p>
          </table:table-cell>
          <table:table-cell table:number-columns-repeated="1011"/>
        </table:table-row>
        <table:table-row table:style-name="ro2">
          <table:table-cell office:value-type="string">
            <text:p>Factory 1</text:p>
          </table:table-cell>
          <table:table-cell office:value-type="string">
            <text:p>500/50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100 metal storage. 100 energy storage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>
            <text:p>Factory 2</text:p>
          </table:table-cell>
          <table:table-cell office:value-type="string">
            <text:p>1500/3000</text:p>
          </table:table-cell>
          <table:table-cell office:value-type="float" office:value="300">
            <text:p>300</text:p>
          </table:table-cell>
          <table:table-cell office:value-type="float" office:value="6000">
            <text:p>60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300 metal storage. 500 energy storage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>
            <text:p>Factory 3</text:p>
          </table:table-cell>
          <table:table-cell office:value-type="string">
            <text:p>4500/18000</text:p>
          </table:table-cell>
          <table:table-cell office:value-type="float" office:value="900">
            <text:p>900</text:p>
          </table:table-cell>
          <table:table-cell office:value-type="float" office:value="18000">
            <text:p>180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900 metal storage. 2500 energy storage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>
            <text:p>Repair 1</text:p>
          </table:table-cell>
          <table:table-cell office:value-type="string">
            <text:p>150/150</text:p>
          </table:table-cell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table:number-columns-repeated="2" office:value-type="string">
            <text:p>N/A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pairs with 8 build power at 80% of the units original cost.</text:p>
          </table:table-cell>
          <table:table-cell table:style-name="ce6" office:value-type="string">
            <text:p>Short range repair tower. Keep a small base at full HP.</text:p>
          </table:table-cell>
          <table:table-cell table:number-columns-repeated="1011"/>
        </table:table-row>
        <table:table-row table:style-name="ro1">
          <table:table-cell office:value-type="string">
            <text:p>Repair 2</text:p>
          </table:table-cell>
          <table:table-cell office:value-type="string">
            <text:p>450/900</text:p>
          </table:table-cell>
          <table:table-cell office:value-type="float" office:value="90">
            <text:p>90</text:p>
          </table:table-cell>
          <table:table-cell office:value-type="float" office:value="1200">
            <text:p>1200</text:p>
          </table:table-cell>
          <table:table-cell table:number-columns-repeated="2" office:value-type="string">
            <text:p>N/A</text:p>
          </table:table-cell>
          <table:table-cell office:value-type="float" office:value="23">
            <text:p>23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pairs with 20 build power at 60% of the units original cost.</text:p>
          </table:table-cell>
          <table:table-cell table:style-name="ce6" office:value-type="string">
            <text:p>Medium range repair tower. Keep a large base at full HP.</text:p>
          </table:table-cell>
          <table:table-cell table:number-columns-repeated="1011"/>
        </table:table-row>
        <table:table-row table:style-name="ro1">
          <table:table-cell office:value-type="string">
            <text:p>Repair 3</text:p>
          </table:table-cell>
          <table:table-cell office:value-type="string">
            <text:p>1350/5400</text:p>
          </table:table-cell>
          <table:table-cell office:value-type="float" office:value="270">
            <text:p>270</text:p>
          </table:table-cell>
          <table:table-cell office:value-type="float" office:value="3600">
            <text:p>3600</text:p>
          </table:table-cell>
          <table:table-cell table:number-columns-repeated="2" office:value-type="string">
            <text:p>N/A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pairs with 50 build power at 40% of the units original cost.</text:p>
          </table:table-cell>
          <table:table-cell table:style-name="ce6" office:value-type="string">
            <text:p>Long range repair tower. Keep a massive base at full HP.</text:p>
          </table:table-cell>
          <table:table-cell table:number-columns-repeated="1011"/>
        </table:table-row>
        <table:table-row table:style-name="ro1">
          <table:table-cell office:value-type="string">
            <text:p>Shield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string">
            <text:p>100/400</text:p>
          </table:table-cell>
          <table:table-cell table:number-columns-repeated="2" office:value-type="string">
            <text:p>N/A</text:p>
          </table:table-cell>
          <table:table-cell office:value-type="float" office:value="8">
            <text:p>8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gens 10 shield per second.</text:p>
          </table:table-cell>
          <table:table-cell table:style-name="ce6" office:value-type="string">
            <text:p>Small area shield battery. Keep a priority target safe.</text:p>
          </table:table-cell>
          <table:table-cell table:number-columns-repeated="1011"/>
        </table:table-row>
        <table:table-row table:style-name="ro1">
          <table:table-cell office:value-type="string">
            <text:p>Shield 2</text:p>
          </table:table-cell>
          <table:table-cell office:value-type="string">
            <text:p>300/600</text:p>
          </table:table-cell>
          <table:table-cell office:value-type="float" office:value="60">
            <text:p>60</text:p>
          </table:table-cell>
          <table:table-cell office:value-type="string">
            <text:p>200/1600</text:p>
          </table:table-cell>
          <table:table-cell table:number-columns-repeated="2" office:value-type="string">
            <text:p>N/A</text:p>
          </table:table-cell>
          <table:table-cell office:value-type="float" office:value="12">
            <text:p>1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gens 30 shield per second.</text:p>
          </table:table-cell>
          <table:table-cell table:style-name="ce6" office:value-type="string">
            <text:p>Medium area shield battery. Keep a defensive cluster safe.</text:p>
          </table:table-cell>
          <table:table-cell table:number-columns-repeated="1011"/>
        </table:table-row>
        <table:table-row table:style-name="ro1">
          <table:table-cell office:value-type="string">
            <text:p>Shield 3</text:p>
          </table:table-cell>
          <table:table-cell office:value-type="string">
            <text:p>900/3600</text:p>
          </table:table-cell>
          <table:table-cell office:value-type="float" office:value="180">
            <text:p>180</text:p>
          </table:table-cell>
          <table:table-cell office:value-type="string">
            <text:p>400/6400</text:p>
          </table:table-cell>
          <table:table-cell table:number-columns-repeated="2" office:value-type="string">
            <text:p>N/A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gens 90 shield per second.</text:p>
          </table:table-cell>
          <table:table-cell table:style-name="ce6" office:value-type="string">
            <text:p>Large area shield battery. Keep an entire base safe.</text:p>
          </table:table-cell>
          <table:table-cell table:number-columns-repeated="1011"/>
        </table:table-row>
        <table:table-row table:style-name="ro2">
          <table:table-cell office:value-type="string">
            <text:p>Artillery 1</text:p>
          </table:table-cell>
          <table:table-cell office:value-type="string">
            <text:p>750/750</text:p>
          </table:table-cell>
          <table:table-cell office:value-type="float" office:value="150">
            <text:p>150</text:p>
          </table:table-cell>
          <table:table-cell office:value-type="float" office:value="1500">
            <text:p>150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 table:number-columns-spanned="1" table:number-rows-spanned="3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>
            <text:p>Artillery 2</text:p>
          </table:table-cell>
          <table:table-cell office:value-type="string">
            <text:p>3750/7500</text:p>
          </table:table-cell>
          <table:table-cell office:value-type="float" office:value="750">
            <text:p>750</text:p>
          </table:table-cell>
          <table:table-cell office:value-type="float" office:value="7500">
            <text:p>7500</text:p>
          </table:table-cell>
          <table:table-cell office:value-type="string">
            <text:p>200 * 4</text:p>
          </table:table-cell>
          <table:table-cell office:value-type="float" office:value="8">
            <text:p>8</text:p>
          </table:table-cell>
          <table:table-cell office:value-type="float" office:value="86">
            <text:p>8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Artillery 3</text:p>
          </table:table-cell>
          <table:table-cell office:value-type="string">
            <text:p>18750/75000</text:p>
          </table:table-cell>
          <table:table-cell office:value-type="float" office:value="3750">
            <text:p>3750</text:p>
          </table:table-cell>
          <table:table-cell office:value-type="float" office:value="37500">
            <text:p>37500</text:p>
          </table:table-cell>
          <table:table-cell office:value-type="string">
            <text:p>400 * 16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Teleporter 1</text:p>
          </table:table-cell>
          <table:table-cell office:value-type="string">
            <text:p>200/200</text:p>
          </table:table-cell>
          <table:table-cell office:value-type="float" office:value="40">
            <text:p>40</text:p>
          </table:table-cell>
          <table:table-cell office:value-type="float" office:value="400">
            <text:p>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move units in 9 seconds to any other teleporter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>
            <text:p>Teleporter 2</text:p>
          </table:table-cell>
          <table:table-cell office:value-type="string">
            <text:p>600/1200</text:p>
          </table:table-cell>
          <table:table-cell office:value-type="float" office:value="120">
            <text:p>120</text:p>
          </table:table-cell>
          <table:table-cell office:value-type="float" office:value="1600">
            <text:p>1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move units in 3 seconds to any other teleporter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>
            <text:p>Teleporter 3</text:p>
          </table:table-cell>
          <table:table-cell office:value-type="string">
            <text:p>1800/7200</text:p>
          </table:table-cell>
          <table:table-cell office:value-type="float" office:value="360">
            <text:p>360</text:p>
          </table:table-cell>
          <table:table-cell office:value-type="float" office:value="6400">
            <text:p>6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move units in 1 second to any other teleporter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>
            <text:p>Stealth Gen 1</text:p>
          </table:table-cell>
          <table:table-cell office:value-type="string">
            <text:p>500/500</text:p>
          </table:table-cell>
          <table:table-cell office:value-type="float" office:value="100">
            <text:p>100</text:p>
          </table:table-cell>
          <table:table-cell office:value-type="float" office:value="750">
            <text:p>75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vides stealth to units in 12 radius. Counters spy planes tagging.</text:p>
          </table:table-cell>
          <table:table-cell table:number-columns-repeated="1012"/>
        </table:table-row>
        <table:table-row table:style-name="ro2">
          <table:table-cell office:value-type="string">
            <text:p>Stealth Gen 2</text:p>
          </table:table-cell>
          <table:table-cell office:value-type="string">
            <text:p>1500/3000</text:p>
          </table:table-cell>
          <table:table-cell office:value-type="float" office:value="300">
            <text:p>300</text:p>
          </table:table-cell>
          <table:table-cell office:value-type="float" office:value="2250">
            <text:p>225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vides stealth to units in 21 radius. Counters spy planes tagging.</text:p>
          </table:table-cell>
          <table:table-cell table:number-columns-repeated="1012"/>
        </table:table-row>
        <table:table-row table:style-name="ro2">
          <table:table-cell office:value-type="string">
            <text:p>Stealth Gen 3</text:p>
          </table:table-cell>
          <table:table-cell office:value-type="string">
            <text:p>4500/18000</text:p>
          </table:table-cell>
          <table:table-cell office:value-type="float" office:value="900">
            <text:p>900</text:p>
          </table:table-cell>
          <table:table-cell office:value-type="float" office:value="6750">
            <text:p>675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vides stealth to units in 36 radius. Counters spy planes tagging.</text:p>
          </table:table-cell>
          <table:table-cell table:number-columns-repeated="1012"/>
        </table:table-row>
        <table:table-row table:style-name="ro2" table:number-rows-repeated="1048457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0000-00-00T03:08:07.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2:30:21.62</meta:creation-date>
    <dc:date>2017-05-24T04:17:10.96</dc:date>
    <meta:editing-duration>P17DT19H33M15S</meta:editing-duration>
    <meta:editing-cycles>1699</meta:editing-cycles>
    <meta:generator>LibreOffice/4.0.5.2$Windows_x86 LibreOffice_project/5464147a081647a250913f19c0715bca595af2f</meta:generator>
    <meta:document-statistic meta:table-count="1" meta:cell-count="1291" meta:object-count="0"/>
  </office:meta>
</office:document-meta>
</file>